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6cm" fo:margin-left="0cm" fo:margin-right="-0.005cm" table:align="margins"/>
    </style:style>
    <style:style style:name="Tabla1.A" style:family="table-column">
      <style:table-column-properties style:column-width="9.765cm" style:rel-column-width="5536*"/>
    </style:style>
    <style:style style:name="Tabla1.B" style:family="table-column">
      <style:table-column-properties style:column-width="3.44cm" style:rel-column-width="1950*"/>
    </style:style>
    <style:style style:name="Tabla1.C" style:family="table-column">
      <style:table-column-properties style:column-width="1.656cm" style:rel-column-width="939*"/>
    </style:style>
    <style:style style:name="Tabla1.D" style:family="table-column">
      <style:table-column-properties style:column-width="1.522cm" style:rel-column-width="863*"/>
    </style:style>
    <style:style style:name="Tabla1.E" style:family="table-column">
      <style:table-column-properties style:column-width="2.623cm" style:rel-column-width="1487*"/>
    </style:style>
    <style:style style:name="Tabla1.A1" style:family="table-cell">
      <style:table-cell-properties fo:padding="0.097cm" fo:border-left="none" fo:border-right="none" fo:border-top="0.002cm solid #000000" fo:border-bottom="0.002cm solid #000000"/>
    </style:style>
    <style:style style:name="Tabla1.E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.A2" style:family="table-cell">
      <style:table-cell-properties fo:padding="0.097cm" fo:border-left="none" fo:border-right="none" fo:border-top="none" fo:border-bottom="0.002cm solid #000000"/>
    </style:style>
    <style:style style:name="Tabla1.E2" style:family="table-cell">
      <style:table-cell-properties fo:padding="0.097cm" fo:border-left="none" fo:border-right="0.002cm solid #000000" fo:border-top="none" fo:border-bottom="0.002cm solid #000000"/>
    </style:style>
    <style:style style:name="Tabla1.A3" style:family="table-cell">
      <style:table-cell-properties fo:padding="0.097cm" fo:border="none"/>
    </style:style>
    <style:style style:name="Tabla1.E3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725cm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5.699cm" style:rel-column-width="8900*"/>
    </style:style>
    <style:style style:name="Tabla2.B" style:family="table-column">
      <style:table-column-properties style:column-width="3.302cm" style:rel-column-width="187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" style:family="paragraph" style:parent-style-name="Standard">
      <style:text-properties fo:color="#221f1f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loext:contextual-spacing="false" fo:margin-left="0.332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" style:family="paragraph" style:parent-style-name="Standard">
      <style:paragraph-properties loext:contextual-spacing="false" fo:margin-left="0.332cm" fo:margin-right="0.21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07cm" style:font-size-asian="6pt" style:font-name-complex="Lucida Sans" style:font-size-complex="6pt"/>
    </style:style>
    <style:style style:name="P5" style:family="paragraph" style:parent-style-name="Standard">
      <style:paragraph-properties loext:contextual-spacing="false" fo:margin-left="0.101cm" fo:margin-right="0.19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6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07cm" style:font-size-asian="7pt" style:font-name-complex="Lucida Sans" style:font-size-complex="7pt"/>
    </style:style>
    <style:style style:name="P7" style:family="paragraph" style:parent-style-name="Standard">
      <style:paragraph-properties loext:contextual-spacing="false" fo:margin-left="0.101cm" fo:margin-right="0.19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Table_20_Contents">
      <style:text-properties style:font-name="Arial" fo:font-size="8pt" style:font-size-asian="8pt" style:font-name-complex="Lucida Sans" style:font-size-complex="8pt"/>
    </style:style>
    <style:style style:name="P9" style:family="paragraph" style:parent-style-name="Table_20_Contents">
      <style:text-properties style:font-name="Arial" fo:font-size="7pt" style:font-size-asian="7pt" style:font-name-complex="Lucida Sans" style:font-size-complex="7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7pt" style:font-size-asian="7pt" style:font-name-complex="Lucida Sans" style:font-size-complex="7pt"/>
    </style:style>
    <style:style style:name="P11" style:family="paragraph" style:parent-style-name="Standard">
      <style:paragraph-properties loext:contextual-spacing="false" fo:margin-left="0.199cm" fo:margin-right="0.132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style:font-size-asian="6pt" style:font-name-complex="Lucida Sans" style:font-size-complex="6pt"/>
    </style:style>
    <style:style style:name="P12" style:family="paragraph" style:parent-style-name="Standard">
      <style:paragraph-properties loext:contextual-spacing="false" fo:margin-left="0.199cm" fo:margin-right="0.132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07cm" style:font-size-asian="7pt" style:font-name-complex="Lucida Sans" style:font-size-complex="7pt"/>
    </style:style>
    <style:style style:name="P13" style:family="paragraph" style:parent-style-name="Standard">
      <style:paragraph-properties loext:contextual-spacing="false" fo:margin-left="0.309cm" fo:margin-right="0.132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left="0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loext:contextual-spacing="false" fo:margin-left="0.288cm" fo:margin-right="0.132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loext:contextual-spacing="false" fo:margin-left="0.288cm" fo:margin-right="0.155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loext:contextual-spacing="false" fo:margin-left="0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loext:contextual-spacing="false" fo:margin-left="0.332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loext:contextual-spacing="false" fo:margin-left="0.288cm" fo:margin-right="0.155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T2" style:family="text">
      <style:text-properties fo:color="#221f1f" style:text-outline="false" style:text-line-through-style="none" style:text-position="-5% 100%" fo:letter-spacing="-0.007cm" fo:font-style="normal" fo:text-shadow="none" style:text-underline-style="none" fo:font-weight="normal" fo:background-color="transparent" style:font-style-asian="normal" style:font-weight-asian="normal" style:font-name-complex="Lucida Sans" style:font-weight-complex="normal" style:text-emphasize="none"/>
    </style:style>
    <style:style style:name="T3" style:family="text">
      <style:text-properties fo:color="#221f1f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T4" style:family="text"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" style:family="text">
      <style:text-properties fo:color="#221f1f" style:font-name="Arial" fo:font-size="8pt" fo:font-weight="bold" style:font-size-asian="8pt" style:font-weight-asian="bold" style:font-name-complex="Lucida Sans" style:font-size-complex="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fo:font-size="5pt" fo:font-weight="normal" style:font-size-asian="5pt" style:font-weight-asian="normal" style:font-size-complex="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1 in objects&quot;&gt;">nombre</text:text-input></text:p>
      <text:p text:style-name="Standard">Ajuste de inventario - <text:span text:style-name="T3">ID: </text:span><text:span text:style-name="T3"><text:text-input text:description="&lt;o1.id&gt;">nombre</text:text-input></text:span><text:span text:style-name="T3"> </text:span>- <text:span text:style-name="T5"><text:text-input text:description="&lt;o1.name&gt;">nombre</text:text-input></text:span><text:span text:style-name="T5"> <text:s/></text:span><text:span text:style-name="T3">- </text:span><text:span text:style-name="T4">Fecha</text:span><text:span text:style-name="T3">: </text:span><text:span text:style-name="T3"><text:text-input text:description="&lt;formatLang(o1.date,date='true')&gt;">DD/MM/YYYY</text:text-input></text:span><text:span text:style-name="T3"> <text:s text:c="3"/>- <text:s/>Estado: </text:span><text:span text:style-name="T3"><text:text-input text:description="&lt;o1.state&gt;">estado</text:text-input></text:span><text:span text:style-name="T3"> <text:s/>- Creado por: </text:span><text:span text:style-name="T3"><text:text-input text:description="&lt;o1.create_uid&gt;">nombre</text:text-input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9">Producto</text:p>
          </table:table-cell>
          <table:table-cell table:style-name="Tabla1.A1" office:value-type="string">
            <text:p text:style-name="P10">Ubicacion</text:p>
          </table:table-cell>
          <table:table-cell table:style-name="Tabla1.A1" office:value-type="string">
            <text:p text:style-name="P10">Cant. Teorica</text:p>
          </table:table-cell>
          <table:table-cell table:style-name="Tabla1.A1" office:value-type="string">
            <text:p text:style-name="P10">Cant Contada</text:p>
          </table:table-cell>
          <table:table-cell table:style-name="Tabla1.E1" office:value-type="string">
            <text:p text:style-name="P10">Diferencia $</text:p>
          </table:table-cell>
        </table:table-row>
        <table:table-row>
          <table:table-cell table:style-name="Tabla1.A2" office:value-type="string">
            <text:p text:style-name="P3"><text:text-input text:description="&lt;for each=&quot;line in o1.line_ids&quot;&gt;">For each line</text:text-input>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3" office:value-type="string">
            <text:p text:style-name="P6"><text:placeholder text:placeholder-type="text">&lt;line.product_id.abc_sales_combined&gt;</text:placeholder> - <text:placeholder text:placeholder-type="text">&lt;line.product_id&gt;</text:placeholder> - <text:span text:style-name="T6"><text:s/></text:span><text:span text:style-name="T6"><text:placeholder text:placeholder-type="text">&lt;line.product_id.supplier_code&gt;</text:placeholder></text:span><text:span text:style-name="T6"> - </text:span><text:span text:style-name="T6"><text:placeholder text:placeholder-type="text">&lt;line.product_id.product_brand_id&gt;</text:placeholder></text:span></text:p>
          </table:table-cell>
          <table:table-cell table:style-name="Tabla1.A3" office:value-type="string">
            <text:p text:style-name="P12"><text:placeholder text:placeholder-type="text">&lt;line.product_id.location_1&gt;</text:placeholder></text:p>
            <text:p text:style-name="P11"><text:placeholder text:placeholder-type="text">&lt;line.location_id&gt;</text:placeholder></text:p>
          </table:table-cell>
          <table:table-cell table:style-name="Tabla1.A3" office:value-type="string">
            <text:p text:style-name="P5"><text:placeholder text:placeholder-type="text">&lt;line.theoretical_qty&gt;</text:placeholder></text:p>
          </table:table-cell>
          <table:table-cell table:style-name="Tabla1.A3" office:value-type="string">
            <text:p text:style-name="P5"><text:placeholder text:placeholder-type="text">&lt;line.product_qty&gt;</text:placeholder></text:p>
          </table:table-cell>
          <table:table-cell table:style-name="Tabla1.E3" office:value-type="string">
            <text:p text:style-name="P13"><text:placeholder text:placeholder-type="text">&lt;formatLang(-line.product_id.lst_price*(line.theoretical_qty-line.product_qty))&gt;</text:placeholder>$</text:p>
          </table:table-cell>
        </table:table-row>
        <table:table-row>
          <table:table-cell table:style-name="Tabla1.A2" table:number-columns-spanned="2" office:value-type="string">
            <text:p text:style-name="P4"><text:span text:style-name="T6"><text:s/></text:span><text:span text:style-name="T6"><text:text-input text:description="&lt;for each=&quot;line1 in o.env['stock.inventory.line'].search([ ['product_id','=',line.product_id.id], ['location_id','=',line.location_id.id], ['state','=','done'],['id','!=',line.id] ],limit=10,order=&quot;create_date desc&quot;)&quot;&gt;">for</text:text-input></text:span></text:p>
            <text:p text:style-name="P4"><text:span text:style-name="T7"><text:s text:c="2"/></text:span><text:span text:style-name="T6"><text:s/></text:span><text:span text:style-name="T6"><text:text-input text:description="&lt;formatLang(line1.create_date,date_time='true')&gt;">fecha</text:text-input></text:span><text:span text:style-name="T6"> </text:span><text:span text:style-name="T6"><text:text-input text:description="&lt;line1.create_uid.name&gt;">nombre</text:text-input></text:span><text:span text:style-name="T6"> (</text:span><text:span text:style-name="T8"><text:text-input text:description="&lt;line1.inventory_id&gt;">nombre</text:text-input></text:span><text:span text:style-name="T6">) = <text:s/></text:span><text:span text:style-name="T6"><text:text-input text:description="&lt;line1.theoretical_qty&gt;">nombre</text:text-input></text:span><text:span text:style-name="T6"> → </text:span><text:span text:style-name="T6"><text:text-input text:description="&lt;line1.product_qty&gt;">nombre</text:text-input></text:span></text:p>
            <text:p text:style-name="P4"><text:span text:style-name="T6"><text:s/></text:span><text:span text:style-name="T6"><text:text-input text:description="&lt;/for&gt;">End For</text:text-input></text:span></text:p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E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3"><text:span text:style-name="T6"><text:s/></text:span><text:text-input text:description="&lt;/for&gt;">End For</text:text-input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8"/>
          </table:table-cell>
        </table:table-row>
        <table:table-row table:style-name="Tabla1.6">
          <table:table-cell table:style-name="Tabla1.A3" table:number-columns-spanned="2" office:value-type="string">
            <text:p text:style-name="P7">Cant filas: <text:text-input text:description="&lt;len(o1.line_ids)&gt;">End For</text:text-input></text:p>
          </table:table-cell>
          <table:covered-table-cell/>
          <table:table-cell table:style-name="Tabla1.A3" office:value-type="string">
            <text:p text:style-name="P7"><text:text-input text:description="&lt;sum(o1.line_ids.mapped('theoretical_qty'))&gt;">End For</text:text-input></text:p>
          </table:table-cell>
          <table:table-cell table:style-name="Tabla1.A3" office:value-type="string">
            <text:p text:style-name="P7"><text:text-input text:description="&lt;sum(o1.line_ids.mapped('product_qty'))&gt;">End For</text:text-input></text:p>
          </table:table-cell>
          <table:table-cell table:style-name="Tabla1.E3" office:value-type="string">
            <text:p text:style-name="P15"><text:text-input text:description="&lt;formatLang(sum(o1.line_ids.mapped(lambda line: -line.product_id.lst_price*(line.theoretical_qty-line.product_qty))))&gt;">End For</text:text-input>$</text:p>
          </table:table-cell>
        </table:table-row>
      </table:table>
      <text:p text:style-name="P14"><text:text-input text:description="&lt;/for&gt;">End For</text:text-input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Cant ajustes: <text:text-input text:description="&lt;len(objects)&gt;">cant_ajustes</text:text-input></text:p>
            <text:p text:style-name="P14">Cant. Lineas: <text:text-input text:description="&lt;formatLang(sum(objects.mapped( lambda o1: len(o1.line_ids)) ))&gt;">cant_ajustes</text:text-input></text:p>
          </table:table-cell>
          <table:table-cell table:style-name="Tabla2.B1" office:value-type="string">
            <text:p text:style-name="P16"><text:text-input text:description="&lt;formatLang(sum(objects.mapped( lambda o1: sum(o1.line_ids.mapped(lambda line: -line.product_id.lst_price*(line.theoretical_qty-line.product_qty))))))&gt;">total</text:text-input>$</text:p>
            <text:p text:style-name="P16"/>
            <text:p text:style-name="P16"><text:text-input text:description="&lt;formatLang(sum(objects.mapped( lambda o1: sum(o1.line_ids.mapped(lambda line: -line.product_id.lst_price*(line.theoretical_qty-line.product_qty))))) / o.env['res.currency'].browse(3).inverse_rate)&gt;">total</text:text-input> USD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MT2" style:family="text">
      <style:text-properties fo:color="#221f1f" style:text-outline="false" style:text-line-through-style="none" style:text-position="-5% 100%" fo:letter-spacing="-0.007cm" fo:font-style="normal" fo:text-shadow="none" style:text-underline-style="none" fo:font-weight="normal" fo:background-color="transparent" style:font-style-asian="normal" style:font-weight-asian="normal" style:font-name-complex="Lucida Sans" style:font-weight-complex="normal" style:text-emphasize="none"/>
    </style:style>
    <style:page-layout style:name="Mpm1">
      <style:page-layout-properties fo:page-width="21.001cm" fo:page-height="29.7cm" style:num-format="1" style:print-orientation="portrait" fo:margin-top="0.529cm" fo:margin-bottom="0.88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o.env['res.users'].search([['id', '=', uid]]).mapped('partner_id')&gt;">usuario_impresion</text:text-input></text:span><text:span text:style-name="MT1"> </text:span><text:span text:style-name="MT1"><text:text-input text:description="&lt;datetime.datetime.today()&gt;">hora_impresion</text:text-input></text:span><text:span text:style-name="MT1"> (corrido 3 horas)- </text:span><text:span text:style-name="MT2"><text:s/></text:span><text:subject>v1.3</text:subject> <text:s text:c="2"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b </meta:initial-creator>
    <meta:creation-date>2017-05-12T21:02:23</meta:creation-date>
    <dc:date>2020-12-18T08:57:55.18</dc:date>
    <meta:editing-duration>PT3H46M41S</meta:editing-duration>
    <meta:editing-cycles>105</meta:editing-cycles>
    <meta:generator>OpenOffice/4.1.7$Win32 OpenOffice.org_project/417m1$Build-9800</meta:generator>
    <dc:title>Inventory</dc:title>
    <dc:description>v1.3 - 18 dic 2020
cantidad de lineas y monto en dolares

1.2 16 de Mayo 2018
permitir imprimir multiples reportes

1.1 20 de agosto 2017
se agrega registro de inventarios anteriores</dc:description>
    <dc:subject>v1.3</dc:subject>
    <meta:document-statistic meta:table-count="2" meta:image-count="0" meta:object-count="0" meta:page-count="1" meta:paragraph-count="28" meta:word-count="138" meta:character-count="767"/>
    <meta:user-defined meta:name="Generator">Aeroo Reports 9.0.1.4.0</meta:user-defined>
    <meta:user-defined meta:name="Software">Odoo 9.0e-20170501</meta:user-defined>
    <meta:user-defined meta:name="URL">http://www.alistek.com</meta:user-defined>
  </office:meta>
</office:document-meta>
</file>